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376FBF884212AB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9.557cm" draw:z-index="0"><draw:image xlink:href="Pictures/100002010000055600000300376FBF884212AB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9:37:39.881468211</meta:creation-date>
    <dc:date>2018-10-13T19:43:11.207730127</dc:date>
    <meta:editing-duration>PT5M31S</meta:editing-duration>
    <meta:editing-cycles>1</meta:editing-cycles>
    <meta:generator>LibreOffice/6.0.6.2$Linux_X86_64 LibreOffice_project/0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